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language="fr" fo:country="FR"/>
    </style:style>
    <style:style style:name="P2" style:family="paragraph" style:parent-style-name="Standard">
      <style:text-properties fo:language="fr" fo:country="FR"/>
    </style:style>
    <style:style style:name="P3" style:family="paragraph" style:parent-style-name="Standard">
      <style:text-properties fo:language="fr" fo:country="FR" officeooo:rsid="00140687" officeooo:paragraph-rsid="00140687"/>
    </style:style>
    <style:style style:name="P4" style:family="paragraph" style:parent-style-name="Standard">
      <style:text-properties fo:language="fr" fo:country="FR" officeooo:rsid="00149bb6" officeooo:paragraph-rsid="00149bb6"/>
    </style:style>
    <style:style style:name="P5" style:family="paragraph" style:parent-style-name="Standard">
      <style:text-properties fo:language="fr" fo:country="FR" officeooo:paragraph-rsid="00149bb6"/>
    </style:style>
    <style:style style:name="P6" style:family="paragraph" style:parent-style-name="Standard">
      <style:text-properties fo:language="fr" fo:country="FR" fo:font-weight="bold" officeooo:paragraph-rsid="00149bb6" style:font-weight-asian="bold" style:font-weight-complex="bold"/>
    </style:style>
    <style:style style:name="P7" style:family="paragraph" style:parent-style-name="Standard">
      <style:text-properties fo:language="fr" fo:country="FR"/>
    </style:style>
    <style:style style:name="P8" style:family="paragraph" style:parent-style-name="Standard" style:list-style-name="L1">
      <style:text-properties fo:language="fr" fo:country="FR" officeooo:paragraph-rsid="00140687"/>
    </style:style>
    <style:style style:name="P9" style:family="paragraph" style:parent-style-name="Standard" style:list-style-name="L2">
      <style:text-properties fo:language="fr" fo:country="FR"/>
    </style:style>
    <style:style style:name="P10" style:family="paragraph" style:parent-style-name="Standard" style:list-style-name="L3">
      <style:text-properties fo:language="fr" fo:country="FR"/>
    </style:style>
    <style:style style:name="P11" style:family="paragraph" style:parent-style-name="Standard">
      <style:text-properties fo:language="fr" fo:country="FR" fo:font-weight="bold" officeooo:paragraph-rsid="00149bb6" style:font-weight-asian="bold" style:font-weight-complex="bold"/>
    </style:style>
    <style:style style:name="P12" style:family="paragraph" style:parent-style-name="Standard" style:list-style-name="L4">
      <style:text-properties fo:language="fr" fo:country="FR" officeooo:paragraph-rsid="00149bb6"/>
    </style:style>
    <style:style style:name="P13" style:family="paragraph" style:parent-style-name="Standard">
      <style:text-properties fo:language="fr" fo:country="FR" officeooo:rsid="001a9853" officeooo:paragraph-rsid="001a9853"/>
    </style:style>
    <style:style style:name="P14" style:family="paragraph" style:parent-style-name="Standard">
      <style:text-properties fo:language="fr" fo:country="FR" officeooo:rsid="001c6b23" officeooo:paragraph-rsid="001c6b23"/>
    </style:style>
    <style:style style:name="P15" style:family="paragraph" style:parent-style-name="Standard">
      <style:text-properties fo:language="fr" fo:country="FR" officeooo:rsid="001cfc74" officeooo:paragraph-rsid="001cfc74"/>
    </style:style>
    <style:style style:name="P16" style:family="paragraph" style:parent-style-name="Standard">
      <style:text-properties fo:language="fr" fo:country="FR" officeooo:rsid="001cfc74" officeooo:paragraph-rsid="001f2422"/>
    </style:style>
    <style:style style:name="P17" style:family="paragraph" style:parent-style-name="Standard">
      <style:text-properties fo:language="fr" fo:country="FR" officeooo:rsid="001f2422" officeooo:paragraph-rsid="001f2422"/>
    </style:style>
    <style:style style:name="P18" style:family="paragraph" style:parent-style-name="Standard">
      <style:text-properties fo:language="fr" fo:country="FR" officeooo:paragraph-rsid="001f2422"/>
    </style:style>
    <style:style style:name="P19" style:family="paragraph" style:parent-style-name="Standard" style:list-style-name="L5">
      <style:text-properties officeooo:paragraph-rsid="00149bb6"/>
    </style:style>
    <style:style style:name="P20" style:family="paragraph" style:parent-style-name="Standard" style:list-style-name="L6">
      <style:text-properties officeooo:paragraph-rsid="00149bb6"/>
    </style:style>
    <style:style style:name="P21" style:family="paragraph" style:parent-style-name="Standard" style:list-style-name="L7">
      <style:text-properties officeooo:paragraph-rsid="00149bb6"/>
    </style:style>
    <style:style style:name="P22" style:family="paragraph" style:parent-style-name="Heading_20_1">
      <style:text-properties fo:language="fr" fo:country="FR"/>
    </style:style>
    <style:style style:name="P23" style:family="paragraph" style:parent-style-name="Heading_20_1" style:list-style-name="">
      <style:text-properties fo:language="fr" fo:country="FR"/>
    </style:style>
    <style:style style:name="P24" style:family="paragraph" style:parent-style-name="Heading_20_1">
      <style:paragraph-properties fo:break-before="page"/>
      <style:text-properties fo:language="fr" fo:country="FR"/>
    </style:style>
    <style:style style:name="P25" style:family="paragraph" style:parent-style-name="Heading_20_2">
      <style:text-properties fo:language="fr" fo:country="FR"/>
    </style:style>
    <style:style style:name="T1" style:family="text">
      <style:text-properties fo:font-weight="bold" style:font-weight-asian="bold" style:font-weight-complex="bold"/>
    </style:style>
    <style:style style:name="T2" style:family="text">
      <style:text-properties officeooo:rsid="00149bb6"/>
    </style:style>
    <style:style style:name="T3" style:family="text">
      <style:text-properties fo:language="fr" fo:country="FR"/>
    </style:style>
    <style:style style:name="T4" style:family="text">
      <style:text-properties fo:language="fr" fo:country="FR" officeooo:rsid="00149bb6"/>
    </style:style>
    <style:style style:name="T5" style:family="text">
      <style:text-properties fo:language="fr" fo:country="FR" fo:font-weight="normal" style:font-weight-asian="normal" style:font-weight-complex="normal"/>
    </style:style>
    <style:style style:name="T6" style:family="text">
      <style:text-properties fo:language="fr" fo:country="FR" fo:font-weight="normal" officeooo:rsid="00149bb6" style:font-weight-asian="normal" style:font-weight-complex="normal"/>
    </style:style>
    <style:style style:name="T7" style:family="text">
      <style:text-properties fo:language="fr" fo:country="FR" fo:font-weight="bold" style:font-weight-asian="bold" style:font-weight-complex="bold"/>
    </style:style>
    <style:style style:name="T8" style:family="text">
      <style:text-properties officeooo:rsid="001673a1"/>
    </style:style>
    <style:style style:name="T9" style:family="text">
      <style:text-properties officeooo:rsid="00179898"/>
    </style:style>
    <style:style style:name="T10" style:family="text">
      <style:text-properties officeooo:rsid="00198e51"/>
    </style:style>
    <style:style style:name="T11" style:family="text">
      <style:text-properties officeooo:rsid="0019b24d"/>
    </style:style>
    <style:style style:name="T12" style:family="text">
      <style:text-properties officeooo:rsid="001b7b8c"/>
    </style:style>
    <style:style style:name="T13" style:family="text">
      <style:text-properties officeooo:rsid="001c4479"/>
    </style:style>
    <style:style style:name="T14" style:family="text">
      <style:text-properties officeooo:rsid="001c6b23"/>
    </style:style>
    <style:style style:name="T15" style:family="text">
      <style:text-properties officeooo:rsid="001cfc74"/>
    </style:style>
    <style:style style:name="T16" style:family="text">
      <style:text-properties officeooo:rsid="001dd473"/>
    </style:style>
    <style:style style:name="T17" style:family="text">
      <style:text-properties officeooo:rsid="001f2422"/>
    </style:style>
    <style:style style:name="T18" style:family="text">
      <style:text-properties officeooo:rsid="00209c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 POUR LA DEMO NABLAB SLE 2018</text:p>
      <text:p text:style-name="P2"/>
      <text:h text:style-name="P22" text:outline-level="1">Environnement</text:h>
      <text:p text:style-name="P2">Machine virtuelle Ubuntu comprenant :</text:p>
      <text:list xml:id="list2908359024" text:style-name="L1">
        <text:list-item>
          <text:p text:style-name="P8">git, git gui, gitk</text:p>
        </text:list-item>
        <text:list-item>
          <text:p text:style-name="P8">Nabla avec compilateur gcc, CMake, Flex, Bison</text:p>
        </text:list-item>
        <text:list-item>
          <text:p text:style-name="P8">Eclipse avec Xtext, Sirius et les projets NabLab.</text:p>
        </text:list-item>
      </text:list>
      <text:p text:style-name="P2"/>
      <text:p text:style-name="P2">Les projets Nabla et NabLab sont des clones git. Il est donc possible de pusher des modifications.</text:p>
      <text:p text:style-name="P2"/>
      <text:p text:style-name="P3"><text:span text:style-name="T1">Attention</text:span> : le CDT alourdissant pas mal Eclipse, il n’a pas été installé. A voir avec Benoît s’il veut montrer des fichiers C++.</text:p>
      <text:p text:style-name="P2"/>
      <text:h text:style-name="P22" text:outline-level="1">Préparation de la démonstration</text:h>
      <text:p text:style-name="P2">Le lancement de Eclipse s'effectue avec une icone placée sur le bureau. <text:span text:style-name="T8">Le workspace de développement est configuré par défaut. </text:span>Les différents projets sont alors disponibles <text:span text:style-name="T9">dans le workbench</text:span>. Il faut ouvrir le fichier fr.cea.nabla/plugin.xml <text:span text:style-name="T10">(ouvert par défaut) </text:span>et cliquer sur la flèche verte en haut à droite pour lancer un runtime.</text:p>
      <text:p text:style-name="P2"/>
      <text:p text:style-name="P2">Dans le runtime, un projet a été créé pour la démonstration. Il ne contient que le code du schéma numérique Glace2d (code hydrodynamique).</text:p>
      <text:p text:style-name="P2"/>
      <text:p text:style-name="P18"><text:span text:style-name="T1">Attention</text:span> : <text:span text:style-name="T11">dans le runtime, à la racine de DemoSLE, </text:span>bien vérifier <text:span text:style-name="T17">qu’il n’y a pas de répertoire output (provenant d’une précédente exécution du Java) sinon l’effacer.</text:span></text:p>
      <text:p text:style-name="P2"/>
      <text:p text:style-name="P18"><text:span text:style-name="T1">Attention</text:span> : <text:span text:style-name="T11">dans le runtime, </text:span>bien vérifier que la vue Latex est ouverte avant de commencer sinon l'ouvrir Window&gt;Show View&gt;Other&gt;Nabla&gt;Latex View.</text:p>
      <text:p text:style-name="P16"><text:span text:style-name="T7"/></text:p>
      <text:p text:style-name="P16"><text:span text:style-name="T1">Attention </text:span>: dans le runtime, <text:span text:style-name="T17">dans DemoSLE/src-gen</text:span>, bien vérifier que les fichiers .nablair comportent un curseur (triangle) permettant de les déplier (Model explorer Sirius). Si ce n’est pas le cas, la session Sirius est plantée. Généralement, il suffit alors de fermer le projet (clic droit sur le projet &gt; Close Project), d’attendre 5s et de le rouvrir par double clic. Il faut alors bien attendre entièrement le « Loading models » et le « Build workspace ».</text:p>
      <text:p text:style-name="P15"/>
      <text:p text:style-name="P13"><text:span text:style-name="T1">Rappel </text:span>: les fichiers NabLab ont l’extension « .nabla » et les fichiers Nabla historique l’extension « .n ». </text:p>
      <text:h text:style-name="P23" text:outline-level="1"/>
      <text:h text:style-name="P24" text:outline-level="1">A.1 NabLab Runtime Environment</text:h>
      <text:h text:style-name="P25" text:outline-level="2">A.1.1 Model Explorer</text:h>
      <text:p text:style-name="P4">Les répertoires de source sont :</text:p>
      <text:list xml:id="list36753214" text:style-name="L2">
        <text:list-item>
          <text:p text:style-name="P9">src : le source Glace2D.nabla avec son icone specifique et les fonctions utilitaires associées en Xtend.</text:p>
        </text:list-item>
        <text:list-item>
          <text:p text:style-name="P9">xtend-gen : les fonctions associées générées en Java par le compilateur Xtend</text:p>
        </text:list-item>
        <text:list-item>
          <text:p text:style-name="P9">src-gen : contient <text:span text:style-name="T12">le résultat de </text:span>notre génération sur laquelle nous reviendrons durant la démonstration.</text:p>
        </text:list-item>
      </text:list>
      <text:p text:style-name="P2"/>
      <text:h text:style-name="P25" text:outline-level="2">A.1.2 Textual Editor</text:h>
      <text:p text:style-name="P2">Il faut double/cliquer sur le fichier src/Glace2d.nabla pour que le fichier s'ouvre dans l'éditeur Xtext <text:span text:style-name="T12">(normalement déjà ouvert)</text:span>. Il est alors possible de voir :</text:p>
      <text:p text:style-name="P2"/>
      <text:list xml:id="list2297479310" text:style-name="L3">
        <text:list-item>
          <text:p text:style-name="P10">La completion: se positionner ligne 67 après la dernière variable déclarée et faire CTRL/espace. On voit alors les types possibles de variables qui sont des caractères UTF-8 ce qui permet de mesurer l'intérêt de la complétion !</text:p>
        </text:list-item>
        <text:list-item>
          <text:p text:style-name="P10">Les erreurs et quick fixes : ligne 72, remplacer j par k dans center{j}. k est alors souligné et un quic<text:span text:style-name="T12">k</text:span> fix propose de le remplacer par j.</text:p>
        </text:list-item>
        <text:list-item>
          <text:p text:style-name="P10">Le typage : ligne 72, placer le curseur sans cliquer au dessus de center{j} pour voir apparaitre le type de l'expression dans un tooltip.</text:p>
        </text:list-item>
        <text:list-item>
          <text:p text:style-name="P10">Montrer, en bas à gauche, l'outline personnalisée avec les formules "Latex light". Sélectionner un job dans l'outline permet de se positionner dans l'éditeur.</text:p>
        </text:list-item>
        <text:list-item>
          <text:p text:style-name="P10">Montrer en même temps qu'au changement de sélection la vue Latex se met à jour <text:span text:style-name="T12">mais il faut pour cela double cliquer dans l’outline pour que le focus passe sur l’éditeur.</text:span></text:p>
        </text:list-item>
      </text:list>
      <text:p text:style-name="P2"/>
      <text:h text:style-name="Heading_20_2" text:outline-level="2">A.1.3 IR Metamodel</text:h>
      <text:p text:style-name="P2">Dans le répertoire src-gen on peut voir les fichiers .nablair générés lorsque le fichier nabla est enregistré. On constate qu'il y en a un pour le Java <text:span text:style-name="T13">(.java.nablair) </text:span>et un pour le Nabla (.n.<text:span text:style-name="T13">nablair</text:span>) car les passes effectuées sur l'IR sont différentes.</text:p>
      <text:p text:style-name="P2"/>
      <text:p text:style-name="P2">Il est possible d'ouvrir les ir avec l'éditeur de modèle EMF (Sample Generic EMF Editor normalement configuré par défaut sur ce type de fichiers). Si on ouvre les fichiers Glace2d.n.<text:span text:style-name="T14">n</text:span>ablair et Glace2d.java.<text:span text:style-name="T14">nabla</text:span>ir, qu'on se positionne sur la 'Scalar Variable t', on constate qu'il y a une valeur par défaut en Java et pas en Nabla. En effet, elles ne sont pas autorisées en Nabla et sont remplacées par des jobs d'initialisation.</text:p>
      <text:p text:style-name="P2"/>
      <text:p text:style-name="P14">On remarque dans les <text:span text:style-name="T15">fichiers nabla</text:span>ir que les éléments de modèle portent des annotations permettant de remonter au fichier source.</text:p>
      <text:h text:style-name="Heading_20_2" text:outline-level="2">A.1.4 Data Flow Graph</text:h>
      <text:p text:style-name="P2">Le projet a été configuré <text:span text:style-name="T15">e</text:span>n 'Modeling Project' (sinon clic dr<text:span text:style-name="T15">o</text:span>it sur le projet &gt; 'Convert to Modeling Project) avec le point de vue adapté (sinon clic droit sur le project &gt; Viewpoints Selection &gt; Instruction Viewpoint).</text:p>
      <text:p text:style-name="P2"/>
      <text:p text:style-name="P2"><text:soft-page-break/>Dans le répertoire src-gen, déplier l'onglet du fichier Glace2d.java.nablair et celui de l'objet de plus au niveau 'Ir Module Glace2d'. Double cliquer sur Glace2d Ir Graph pour voir apparaitre le graphe d'appel (il est possible de créer le graphe et de montrer le filtrage mais peut-être un peu long... à voir avec Benoît).</text:p>
      <text:p text:style-name="P2"/>
      <text:h text:style-name="Heading_20_2" text:outline-level="2">A.1.5 Java Code Generator</text:h>
      <text:p text:style-name="P2">Dans le répertoire src-gen on peut voir le fichier Glace2d.java généré lorsque le fichier nabla est enregistré. On peut l'ouvrir pour voir les boucles java multithreads, par exemple ligne 178.</text:p>
      <text:p text:style-name="P2"/>
      <text:p text:style-name="P2">Il est possible d'exécuter le Java avec un clic droit sur le fichier Run As &gt; Java Application. Un répertoire output est alors créé à la racine du projet. Lancer Paraview en cliquant sur l'icone de la barre de gauche (avec les 3 bandes). <text:span text:style-name="T16">Faire ensuite</text:span> &gt; File &gt; <text:span text:style-name="T16">Recent Files et prendre le premier (</text:span>/home/nablab/eclipse-workspace/DemoSLE/output...<text:span text:style-name="T16">)</text:span>. Cliquer ensuite sur Apply et sélectionner 'Surface with Edges' dans le menu déroulant en haut puis cliquer sur la fléche pour jouer le film.</text:p>
      <text:p text:style-name="P2"/>
      <text:h text:style-name="Heading_20_2" text:outline-level="2">A.1.6 Nabla Code Generator</text:h>
      <text:p text:style-name="P2">De la même manière, on peut voir le fichier Nabla généré (.n) et même le compiler avec le makefile </text:p>
      <text:p text:style-name="P2">fourni. Par contre, il est conseillé de ne pas l'exécuter car il n'a pas été recalé !!!</text:p>
      <text:p text:style-name="P2"/>
      <text:p text:style-name="P17">On peut observer dans le fichier .n l’apparition des @ avec un numéro correspondant à la profondeur du noeud dans le DataFlowGraph.</text:p>
      <text:p text:style-name="P2"/>
      <text:h text:style-name="Heading_20_1" text:outline-level="1">A.2 NabLab Develoment Environment Architecture</text:h>
      <text:p text:style-name="P2">Le mieux est alors de quitter le Eclipse de Runtime pour observer les projets dans le Eclipse hôte. </text:p>
      <text:p text:style-name="P2"/>
      <text:p text:style-name="P6">Projet fr.cea.nabla</text:p>
      <text:list xml:id="list1812571382" text:style-name="L4">
        <text:list-item>
          <text:p text:style-name="P12">fr.cea.nabla/Nabla.xtext qui contient la grammaire qui génère le fichier model/generated/nabla.ecore.</text:p>
        </text:list-item>
        <text:list-item>
          <text:p text:style-name="P12">package fr.cea.nabla.typing qui contient tout le système de typage calqué sur celui du livre Implementing DSL with Xtext and Xtend de Lorenzo Bettini. Idem pour le Scope Provider du package fr.cea.nabla.scoping.</text:p>
        </text:list-item>
        <text:list-item>
          <text:p text:style-name="P12">le répertoire fr.cea.nabla.generator.ir qui montre bien que le code n'est pas généré depuis le nabla et qu'il y a bien un passage par l'IR.</text:p>
        </text:list-item>
        <text:list-item>
          <text:p text:style-name="P12">le répertoire nablalib contient la bibliothèque de base du langage <text:span text:style-name="T18">NabLab</text:span>.</text:p>
        </text:list-item>
      </text:list>
      <text:p text:style-name="P2"/>
      <text:p text:style-name="P5"><text:span text:style-name="T1">Projets fr.cea.nabla.edit, fr.cea.nabla.editor, fr.cea.nabla.ide</text:span>. </text:p>
      <text:p text:style-name="P5">RAS</text:p>
      <text:p text:style-name="P2"/>
      <text:p text:style-name="P5"><text:span text:style-name="T1">Projets fr.cea.nabla.javalib et fr.cea.nabla.cpplib</text:span> </text:p>
      <text:p text:style-name="P5"><text:span text:style-name="T2">Ils </text:span>contiennent des classes de base pour le code généré : typage et maillage. Ils implémentent notamment la bibliothèque nablalib pour les différents langages.</text:p>
      <text:p text:style-name="P2"/>
      <text:p text:style-name="P6">Projet fr.cea.nabla.ir</text:p>
      <text:list xml:id="list2046630418" text:style-name="L5">
        <text:list-item>
          <text:p text:style-name="P19"><text:span text:style-name="T6">L</text:span><text:span text:style-name="T5">e</text:span><text:span text:style-name="T3"> répertoire model contient le fichier ecore (Pas généré mais écrit. Pas de Xtext ici).</text:span></text:p>
        </text:list-item>
      </text:list>
      <text:list xml:id="list206277700" text:style-name="L6">
        <text:list-item>
          <text:p text:style-name="P20"><text:span text:style-name="T4">L</text:span><text:span text:style-name="T3">es différents packages montrent les générations java, nabla et kokkos (en cours - on revient dessus en conclusion).</text:span></text:p>
        </text:list-item>
      </text:list>
      <text:list xml:id="list678317467" text:style-name="L7">
        <text:list-item>
          <text:p text:style-name="P21"><text:soft-page-break/><text:span text:style-name="T4">Le </text:span><text:span text:style-name="T3">package fr.cea.nabla.transformers contient toutes les passes de transformation d'IR qui implémentent l'interface IrTransformationStep. Il est alors intéressant d'ouvrir le fichier fr.cea.nabla.ir.generator.java/Ir2Java.xtend et de se positionner en ligne 33 pour voir les passes de transformation utiles au Java (c'est la même chose sur le nabla et le kokkos).</text:span></text:p>
        </text:list-item>
      </text:list>
      <text:p text:style-name="P2"/>
      <text:p text:style-name="P5"><text:span text:style-name="T1">Projet fr.cea.nabla.sirius</text:span> </text:p>
      <text:p text:style-name="P5"><text:span text:style-name="T2">Il </text:span>contient toutes les classes utiles au graphe d'appel et le fichier Sirius dans le répertoire description (.odesign)</text:p>
      <text:p text:style-name="P2"/>
      <text:p text:style-name="P6">Projet fr.cea.nabla.ui </text:p>
      <text:p text:style-name="P5"><text:span text:style-name="T2">Il </text:span>contient toutes les fonctionnalités de l'éditeur (omplétion, tooltip, outline...) et la vue Latex (package fr.cea.nabla.ui.vi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08:11:09.811561053</meta:creation-date>
    <dc:date>2018-10-03T09:44:11.328947048</dc:date>
    <meta:editing-duration>PT52M7S</meta:editing-duration>
    <meta:editing-cycles>16</meta:editing-cycles>
    <meta:generator>LibreOffice/6.0.6.2$Linux_X86_64 LibreOffice_project/00m0$Build-2</meta:generator>
    <meta:document-statistic meta:table-count="0" meta:image-count="0" meta:object-count="0" meta:page-count="4" meta:paragraph-count="61" meta:word-count="1201" meta:character-count="7511" meta:non-whitespace-character-count="6382"/>
  </office:meta>
</office:document-meta>
</file>